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text-properties fo:language="fr" fo:country="FR" officeooo:rsid="000f166e" officeooo:paragraph-rsid="000f166e"/>
    </style:style>
    <style:style style:name="P2" style:family="paragraph" style:parent-style-name="Standard">
      <style:text-properties fo:language="fr" fo:country="FR" officeooo:rsid="000f166e" officeooo:paragraph-rsid="000f7aff"/>
    </style:style>
    <style:style style:name="P3" style:family="paragraph" style:parent-style-name="Standard">
      <style:text-properties fo:language="fr" fo:country="FR" officeooo:rsid="000f7aff" officeooo:paragraph-rsid="000f7aff"/>
    </style:style>
    <style:style style:name="P4" style:family="paragraph" style:parent-style-name="Standard">
      <style:text-properties fo:language="fr" fo:country="FR" officeooo:rsid="000f166e" officeooo:paragraph-rsid="000f166e"/>
    </style:style>
    <style:style style:name="P5" style:family="paragraph" style:parent-style-name="Standard">
      <style:text-properties fo:language="fr" fo:country="FR" officeooo:rsid="000f166e" officeooo:paragraph-rsid="001c85fc"/>
    </style:style>
    <style:style style:name="T1" style:family="text">
      <style:text-properties officeooo:rsid="000f7aff"/>
    </style:style>
    <style:style style:name="T2" style:family="text">
      <style:text-properties officeooo:rsid="0011bbcd"/>
    </style:style>
    <style:style style:name="T3" style:family="text">
      <style:text-properties officeooo:rsid="0013581c"/>
    </style:style>
    <style:style style:name="T4" style:family="text">
      <style:text-properties officeooo:rsid="0015419e"/>
    </style:style>
    <style:style style:name="T5" style:family="text">
      <style:text-properties officeooo:rsid="0017b2d9"/>
    </style:style>
    <style:style style:name="T6" style:family="text">
      <style:text-properties officeooo:rsid="0018bc40"/>
    </style:style>
    <style:style style:name="T7" style:family="text">
      <style:text-properties officeooo:rsid="001aae24"/>
    </style:style>
    <style:style style:name="T8" style:family="text">
      <style:text-properties officeooo:rsid="001be746"/>
    </style:style>
    <style:style style:name="T9" style:family="text">
      <style:text-properties officeooo:rsid="001c85fc"/>
    </style:style>
    <style:style style:name="T10" style:family="text">
      <style:text-properties officeooo:rsid="001d79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ande</text:p>
      <text:p text:style-name="P1"><text:tab/><text:span text:style-name="T1">S’occupe de transmettre le chiffre pressé par l’utilisateur sur le clavier au reste de la calculatrice.</text:span></text:p>
      <text:p text:style-name="P1"/>
      <text:p text:style-name="P1"><text:tab/>Codeur</text:p>
      <text:p text:style-name="P2"><text:tab/><text:tab/><text:span text:style-name="T1">Change la valeur de la colonne (Col) à tester sur le clavier tout les 1ms. Renvoie également le chiffre pressé sur le clavier à partir de la colonne (Col) et ligne (Row) correspondant. </text:span></text:p>
      <text:p text:style-name="P1"/>
      <text:p text:style-name="P1"><text:tab/>Clavier</text:p>
      <text:p text:style-name="P1"><text:tab/><text:tab/><text:span text:style-name="T1">Clavier physique ne correspondant pas à une entités VHDL, il correspondant à une entrée (Row) et sortie (Col) pour l’entité calculatrice en VHDL.</text:span></text:p>
      <text:p text:style-name="P1"/>
      <text:p text:style-name="P1"><text:tab/>RegistreTempo <text:span text:style-name="T1">(RegTpCommande)</text:span></text:p>
      <text:p text:style-name="P1"><text:tab/><text:tab/><text:span text:style-name="T1">Registre qui stocke le signal du chiffre à renvoyer du bloc Commande, il va bloquer tout nouveau signal arrivant tant que l’utilisateur n’a pas attendu ~0.5 secondes sans presser de bouton (pour éviter que utilisateur n’envoie de signal accidentel).</text:span></text:p>
      <text:p text:style-name="P1"/>
      <text:p text:style-name="P1"/>
      <text:p text:style-name="P1"/>
      <text:p text:style-name="P1">Stockage</text:p>
      <text:p text:style-name="P1"><text:tab/><text:span text:style-name="T1">S’occupe de stocker les nombres entrés par l’utilisateur (Nb1 et Nb2) ainsi que l’opérateur de calcul et le progrès (quel nombre à afficher sur l’écran). Toute la logique est décrite en comportementale en VHDL pour faire les actions correctes en fonction du chiffre entré et du progrès.</text:span></text:p>
      <text:p text:style-name="P1"/>
      <text:p text:style-name="P1"/>
      <text:p text:style-name="P2"><text:tab/>Registre <text:span text:style-name="T1">u</text:span>niversel <text:span text:style-name="T1">multi-direction (RegistreUnivNb1 et RegistreUnivNb2)</text:span></text:p>
      <text:p text:style-name="P2"><text:tab/><text:tab/><text:span text:style-name="T1">Stocke le nombre Nb1 (ou Nb2) (sans le signe), en fonction du mode d’entrée (modeReg1 ou modeReg2), il va reset le nombre, ne rien faire, décaler les chiffres vers la gauche (en ajoutant le nouveau chiffre tapé à droite) ou décaler les chiffres vers la droite (en ajoutant un zéro à gauche)</text:span></text:p>
      <text:p text:style-name="P1"/>
      <text:p text:style-name="P1"/>
      <text:p text:style-name="P1"><text:tab/>Registre (registreOperator <text:span text:style-name="T1">et</text:span> registreProgress)</text:p>
      <text:p text:style-name="P2"><text:tab/><text:tab/><text:span text:style-name="T1">Stocke l’opérateur ("00" = + , "01" = - , "10" = *) </text:span></text:p>
      <text:p text:style-name="P3"><text:tab/><text:tab/>Stocke le progrès qui sera utilisé pour l’affichage ("00" = Affichage du Nb1 = Début jusqu’à l’ajout d’un opérateur (à part si on commence avec un – dans le cas où Nb1 est négatif) ; "01" = Affichage du Nb2 = écriture du 2ème nombre ou l’opérateur ; "10" = Affichage du résultat = De l’appuis du EQUAL jusqu’au RESET.</text:p>
      <text:p text:style-name="P1"/>
      <text:p text:style-name="P1"/>
      <text:p text:style-name="P1"/>
      <text:p text:style-name="P1">Calcul</text:p>
      <text:p text:style-name="P1"><text:tab/><text:span text:style-name="T1">S’occupe de renvoyer le résultat des 2 nombres par l’opérateur reçu (les calculs sont effectués en BCD directement et ne peuvent pas dépasser 999).</text:span></text:p>
      <text:p text:style-name="P1"/>
      <text:p text:style-name="P1"><text:tab/><text:span text:style-name="T1">Addition</text:span></text:p>
      <text:p text:style-name="P1"><text:tab/><text:tab/><text:span text:style-name="T1">Additionne les 2 nombres en BCD, ne fonctionne pas correctement si des nombres négatifs sont entrés (faute de temps pour finir).</text:span></text:p>
      <text:p text:style-name="P1"><text:tab/><text:span text:style-name="T1">Soustraction</text:span></text:p>
      <text:p text:style-name="P2"><text:tab/><text:tab/><text:span text:style-name="T1">Soustrait les 2 nombres en BCD, ne fonctionne pas (faute de temps pour finir).</text:span></text:p>
      <text:p text:style-name="P2"><text:tab/><text:span text:style-name="T1">Multiplication</text:span></text:p>
      <text:p text:style-name="P2"><text:soft-page-break/><text:tab/><text:tab/><text:span text:style-name="T1">Multiplie les 2 nombres en BCD, ne fonctionne pas (faute de temps pour finir).</text:span></text:p>
      <text:p text:style-name="P1"/>
      <text:p text:style-name="P1"><text:tab/>Multiplexeur <text:span text:style-name="T1">(MuxCalcul)</text:span></text:p>
      <text:p text:style-name="P1"><text:tab/><text:tab/><text:span text:style-name="T1">Prend en entrée les résultats des 3 opérations et sélectionne le Résultat voulu (Resultat) grâce à l’entrée Operator (correspondant à l’opération qui nous intéresse)</text:span></text:p>
      <text:p text:style-name="P1"><text:tab/><text:tab/></text:p>
      <text:p text:style-name="P1"/>
      <text:p text:style-name="P1"/>
      <text:p text:style-name="P1">Affichage</text:p>
      <text:p text:style-name="P1"><text:tab/><text:span text:style-name="T2">Affiche sur la carte Basys3 le nombre actuellement inscrit ou le résultat de l’opération. L’opération est annulé en cas de RESET.</text:span></text:p>
      <text:p text:style-name="P1"/>
      <text:p text:style-name="P1"><text:tab/>Multiplexeur 3v1</text:p>
      <text:p text:style-name="P1"><text:tab/> <text:s/><text:span text:style-name="T3">En fonction d</text:span><text:span text:style-name="T10">e Progress</text:span><text:span text:style-name="T3">, le multiplexeur 3v1 sélectionne le nombre qui sera afficher ; soit le premier nombre, soit le deuxième, soit le résultat.</text:span></text:p>
      <text:p text:style-name="P1"><text:tab/>Multiplexeur 1</text:p>
      <text:p text:style-name="P1"><text:tab/> <text:s/><text:span text:style-name="T4">Le Multiplexeur 1 </text:span><text:span text:style-name="T7">(Mux 4v1)</text:span><text:span text:style-name="T4"> choisi quel chiffre du nombre afficher (unité, dizaine, centaine ou millier) depuis Multiplexeur 3v1 en fonction de Sel.</text:span></text:p>
      <text:p text:style-name="P1"><text:tab/>Decodeur 7 segments</text:p>
      <text:p text:style-name="P1"><text:tab/> <text:s/><text:span text:style-name="T5">Traduit le nombre à afficher venant de Multiplexeur 1 pour afficher le nombre voulu correctement sur la carte Basys 3 grâce aux différents segments. En cas d’erreurs ou de RESET, tout les segments sont allumés.</text:span></text:p>
      <text:p text:style-name="P1"><text:tab/>Compt₁</text:p>
      <text:p text:style-name="P1"><text:tab/> <text:s/><text:span text:style-name="T6">Sert de diviseur de fréquence en fonction de CLK et génère le signal SEL sur 2 bits pour Multiplexeur 1.</text:span></text:p>
      <text:p text:style-name="P1"><text:tab/>Multiplexeur 2</text:p>
      <text:p text:style-name="P1"><text:tab/> <text:span text:style-name="T7">Le multiplexeur 2</text:span> <text:span text:style-name="T7">(</text:span>Mu<text:span text:style-name="T7">x</text:span> 4v1<text:span text:style-name="T7">)</text:span> : permet la sélection d'un afficheur parmi qua<text:span text:style-name="T7">tre</text:span>. La sélection est faite à partir d<text:span text:style-name="T7">e </text:span>Sel. Les quatre entrées du multiplexeur représentent les quatre configurations possibles pour n’avoir qu’un seul afficheur à la fois sélectionné.</text:p>
      <text:p text:style-name="P1"><text:tab/>Reg7</text:p>
      <text:p text:style-name="P5"><text:tab/> <text:span text:style-name="T8">Registre asynchrone de </text:span><text:span text:style-name="T9">7</text:span><text:span text:style-name="T8"> bits fonctionnant selon CLK et RESET </text:span><text:span text:style-name="T9">afin d’enregistrer la configurations des segments effectuée par <text:s/>Decodeur 7 segment.</text:span></text:p>
      <text:p text:style-name="P1"><text:tab/>Reg4</text:p>
      <text:p text:style-name="P1"><text:tab/> <text:span text:style-name="T8">Registre asynchrone de 4 bits fonctionnant selon CLK et RESET </text:span><text:span text:style-name="T9">afin d’enregistrer la configurations choisie par Multiplexeur 2.</text:span></text:p>
      <text:p text:style-name="P1"><text:tab/></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3T15:30:37.305000000</meta:creation-date>
    <dc:date>2023-01-13T19:18:46.342000000</dc:date>
    <meta:editing-duration>PT1H52M18S</meta:editing-duration>
    <meta:editing-cycles>13</meta:editing-cycles>
    <meta:generator>LibreOffice/7.4.2.3$Windows_X86_64 LibreOffice_project/382eef1f22670f7f4118c8c2dd222ec7ad009daf</meta:generator>
    <meta:document-statistic meta:table-count="0" meta:image-count="0" meta:object-count="0" meta:page-count="2" meta:paragraph-count="43" meta:word-count="617" meta:character-count="3878" meta:non-whitespace-character-count="3238"/>
  </office:meta>
</office:document-meta>
</file>